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72d0" officeooo:paragraph-rsid="001872d0" style:font-weight-asian="bold" style:font-weight-complex="bold"/>
    </style:style>
    <style:style style:name="P2" style:family="paragraph" style:parent-style-name="Standard">
      <style:text-properties fo:font-weight="bold" officeooo:rsid="001a13bb" officeooo:paragraph-rsid="001a13bb" style:font-weight-asian="bold" style:font-weight-complex="bold"/>
    </style:style>
    <style:style style:name="P3" style:family="paragraph" style:parent-style-name="Standard">
      <style:text-properties fo:font-weight="bold" officeooo:rsid="001d1507" officeooo:paragraph-rsid="001d1507" style:font-weight-asian="bold" style:font-weight-complex="bold"/>
    </style:style>
    <style:style style:name="P4" style:family="paragraph" style:parent-style-name="Standard">
      <style:text-properties fo:font-weight="normal" officeooo:rsid="001872d0" officeooo:paragraph-rsid="001872d0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872d0" officeooo:paragraph-rsid="001872d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897fd" officeooo:paragraph-rsid="001897f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a13bb" officeooo:paragraph-rsid="001a13bb" style:font-weight-asian="normal" style:font-weight-complex="normal"/>
    </style:style>
    <style:style style:name="P8" style:family="paragraph" style:parent-style-name="Standard">
      <style:text-properties fo:font-weight="normal" officeooo:rsid="001a13bb" officeooo:paragraph-rsid="001a13bb" style:font-weight-asian="normal" style:font-weight-complex="normal"/>
    </style:style>
    <style:style style:name="P9" style:family="paragraph" style:parent-style-name="Standard">
      <style:text-properties fo:font-weight="normal" officeooo:rsid="001a43b1" officeooo:paragraph-rsid="001a43b1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a43b1" officeooo:paragraph-rsid="001a43b1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b2939" officeooo:paragraph-rsid="001b2939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d1507" officeooo:paragraph-rsid="001d150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e0aaa" officeooo:paragraph-rsid="001e0aa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f7825" officeooo:paragraph-rsid="001f7825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d1507" officeooo:paragraph-rsid="001d150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e0aaa" officeooo:paragraph-rsid="001e0aa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f089c" officeooo:paragraph-rsid="001f089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f7825" officeooo:paragraph-rsid="001f782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01434" officeooo:paragraph-rsid="00201434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1f7825" officeooo:paragraph-rsid="001f7825" style:font-weight-asian="bold" style:font-weight-complex="bold"/>
    </style:style>
    <style:style style:name="T1" style:family="text">
      <style:text-properties officeooo:rsid="001a13bb"/>
    </style:style>
    <style:style style:name="T2" style:family="text">
      <style:text-properties officeooo:rsid="001d1507"/>
    </style:style>
    <style:style style:name="T3" style:family="text">
      <style:text-properties officeooo:rsid="001e0aaa"/>
    </style:style>
    <style:style style:name="T4" style:family="text">
      <style:text-properties officeooo:rsid="001f089c"/>
    </style:style>
    <style:style style:name="T5" style:family="text">
      <style:text-properties officeooo:rsid="001f7825"/>
    </style:style>
    <style:style style:name="T6" style:family="text">
      <style:text-properties officeooo:rsid="002014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łówna bohaterka: Julia</text:p>
      <text:p text:style-name="P1"/>
      <text:p text:style-name="P1">Level 1 – <text:span text:style-name="T2">miejsce: wioska Lipinki</text:span></text:p>
      <text:p text:style-name="P11">Zadanie 1 – <text:span text:style-name="T2">Przyjacielska pomoc</text:span></text:p>
      <text:p text:style-name="P20">Cel zadania: Usunąć szkodniki z ogrodu Afedii</text:p>
      <text:p text:style-name="P15">Początek zadania: Afedia prosi Julię <text:span text:style-name="T3">o </text:span>pozbycie się szkodników jej ogrodu.</text:p>
      <text:p text:style-name="P15">Przebieg zadania: Aby ukończyć zadanie, należy pokonać wszystkie szkodniki z ogrodu <text:span text:style-name="T5">(prosta walka)</text:span> i przekazać informację o ukończeniu zadania do Afedii.</text:p>
      <text:p text:style-name="P15">Koniec zadania: Po zameldowaniu zabicia szkodników u Afedii.</text:p>
      <text:p text:style-name="P15"/>
      <text:p text:style-name="P12">Zadanie 2 – Lekarstwo dla Osigolda</text:p>
      <text:p text:style-name="P20">Cel zadania: Przynieść lekarstwo Osigoldowi</text:p>
      <text:p text:style-name="P15">Początek zadania: Po rozpoczęciu rozmowy z Osigoldem. Do rozpoczęcia zadania niezbędne jest ukończenie zadania przyjacielska pomoc.</text:p>
      <text:p text:style-name="P15">Przebieg zadania: Osigold jest poważnie chory. Opowiada historię o magicznej roślinie, <text:span text:style-name="T3">Kwitaryksonie,</text:span> która leczy wszystkie ludzkie choroby. Należy pokonać potwory <text:span text:style-name="T5">(nieco trudniejsza walka)</text:span> i przynieść lekarstwo.</text:p>
      <text:p text:style-name="P15">Koniec zadania: Po przekazaniu lekarstwa.</text:p>
      <text:p text:style-name="P15"/>
      <text:p text:style-name="P13">Zadanie 3 – Tajemnicza epidemia</text:p>
      <text:p text:style-name="P16">Początek zadania: Osigold spożywa roślinę, ale nic się dzieje. Co gorsze, podobne problemy dotknęły jego żonę Deatlanę. Osigold opowiada legendę o czarnoksiężniku Neilu Merzenantarze, który kiedyś zaprowadził terror nad światem, a potem został wygnany w zaświaty. Według legendy, gdy Neil Marzenantar powróci z zaświatów, Kwitarykson przestanie uleczać ludzkie choroby, a ludzie <text:span text:style-name="T6">mieszkający w wiosce</text:span>, jedna osoba po drugiej, zaczną chorować. Jeśli legenda jest prawdziwa, nie pozostało wiele czasu. Afedia może znać sposób na rozwiązanie tyc<text:span text:style-name="T4">h problemów.</text:span></text:p>
      <text:p text:style-name="P17">Przebieg zadania: Należy porozmawiać z Afedią, która opowie o istniejącym w jej rodzinie magicznym Artefakcie Ziemi, który był przekazywany w jej rodzinie i według relacji babci Afedii miał mieć związek z tajemniczą legendą o Neilu Merzenantarze. Afedia przekazuje swój artefakt i radzi, aby udać się z nim do wiedźmy Tinalindy <text:span text:style-name="T5">mieszkającej w Mrocznym Lesie</text:span>, która może wiedzieć coś więcej.</text:p>
      <text:p text:style-name="P17">Koniec zadania: Natychmiast po rozmowie z Afedią.</text:p>
      <text:p text:style-name="P11"/>
      <text:p text:style-name="P1">Level 2 – <text:span text:style-name="T5">miejsce: Mroczny Las</text:span></text:p>
      <text:p text:style-name="P14">Zadanie 4 – Rozmowa z Tinalindą</text:p>
      <text:p text:style-name="P20">Cel zadania: Należy porozmawiać z Tinalindą</text:p>
      <text:p text:style-name="P18">Początek zadania: Po wejściu do Mrocznego Lasu</text:p>
      <text:p text:style-name="P19">Przebieg zadania: Należy pokonać potwory i porozmawiać z Tinalindą. Tinalinda powie o swoich podejrzeniach, że Artefakt Ziemi może mieć z tą sprawą coś wspólnego. Mówi też, że prawdopodobnie istnieją jeszcze inne podobne artefakty. Ich odnalezienie może być kluczem do ocalenia wioski.</text:p>
      <text:p text:style-name="P1"/>
      <text:p text:style-name="P1">Level 3</text:p>
      <text:p text:style-name="P1"/>
      <text:p text:style-name="P2">Boss</text:p>
      <text:p text:style-name="P8">Każdy poziom składa się z 3-5 zadań</text:p>
      <text:p text:style-name="P1"/>
      <text:p text:style-name="P4">Do zrobienia:</text:p>
      <text:list xml:id="list4978408475341507526" text:style-name="L1">
        <text:list-item>
          <text:p text:style-name="P5">zaprojektowanie przeciwników</text:p>
        </text:list-item>
        <text:list-item>
          <text:p text:style-name="P6">zaprojektowanie przedmiotów</text:p>
        </text:list-item>
        <text:list-item>
          <text:p text:style-name="P6">zaprojektowanie rozwoju postaci</text:p>
        </text:list-item>
        <text:list-item>
          <text:p text:style-name="P6">znalezienie ścieżki dźwiękowej do każde<text:span text:style-name="T1">go z miejsc</text:span></text:p>
        </text:list-item>
        <text:list-item>
          <text:p text:style-name="P7"><text:soft-page-break/>wymyślenie fabuły</text:p>
        </text:list-item>
        <text:list-item>
          <text:p text:style-name="P7">zaprojektowanie map lokalnych</text:p>
        </text:list-item>
        <text:list-item>
          <text:p text:style-name="P7">zaprojektowanie głównego menu</text:p>
        </text:list-item>
      </text:list>
      <text:p text:style-name="P8"/>
      <text:p text:style-name="P9">Projektowanie fabuły:</text:p>
      <text:list xml:id="list8024824771537942756" text:style-name="L2">
        <text:list-item>
          <text:p text:style-name="P10">wykreowanie bohatera</text:p>
        </text:list-item>
        <text:list-item>
          <text:p text:style-name="P10">opracowanie typowego dnia tego bohatera</text:p>
        </text:list-item>
        <text:list-item>
          <text:p text:style-name="P10">stworzenie planu ramowego fabuły</text:p>
        </text:list-item>
        <text:list-item>
          <text:p text:style-name="P10">stworzenie planu szczegółowego fabuł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22:42:56.455998356</meta:creation-date>
    <meta:generator>LibreOffice/4.4.4.2$Linux_X86_64 LibreOffice_project/40m0$Build-2</meta:generator>
    <dc:date>2015-06-20T05:49:34.879212505</dc:date>
    <meta:editing-duration>PT24M54S</meta:editing-duration>
    <meta:editing-cycles>3</meta:editing-cycles>
    <meta:document-statistic meta:table-count="0" meta:image-count="0" meta:object-count="0" meta:page-count="2" meta:paragraph-count="37" meta:word-count="388" meta:character-count="2768" meta:non-whitespace-character-count="2422"/>
  </office:meta>
</office:document-meta>
</file>